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onstructorMockTest.does_mock_superclass_constructor_for_subclass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Class.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Class.s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nstructorMockTest.does_not_mock_subclass_constructor_for_superclass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